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38.29mm"/>
    </style:style>
    <style:style style:name="co3" style:family="table-column">
      <style:table-column-properties fo:break-before="auto" style:column-width="48.2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12"/>
    <style:style style:name="ce3" style:family="table-cell" style:parent-style-name="Default" style:data-style-name="N112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12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sync_BO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ill of Materials for async solar charger projec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2.2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100uF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Electrolyti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0u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Capacitor bypass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2p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Capacitor bypass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2p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Capacitor bypas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Capacitor bypass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Capacitor bypass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Capacitor bypass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.1u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Capacitor bypass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wer Diode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BR2045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wer Diode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BR2045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wer Diod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BR2045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wer Diode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BR2045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Bridge rectifier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BJ1506</text:p>
          </table:table-cell>
          <table:table-cell office:value-type="currency" office:currency="AUD" office:value="1.5" calcext:value-type="currency">
            <text:p>$1.50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N4148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2V Zener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GREEN LED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RED LED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VS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6KE47CA</text:p>
          </table:table-cell>
          <table:table-cell office:value-type="currency" office:currency="AUD" office:value="0.1" calcext:value-type="currency">
            <text:p>$0.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20A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D floodlight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LOAD</text:p>
          </table:table-cell>
          <table:table-cell office:value-type="currency" office:currency="AUD" office:value="0.2" calcext:value-type="currency">
            <text:p>$0.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lar panel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olar panel</text:p>
          </table:table-cell>
          <table:table-cell office:value-type="currency" office:currency="AUD" office:value="0.2" calcext:value-type="currency">
            <text:p>$0.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w terminal 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Battery</text:p>
          </table:table-cell>
          <table:table-cell office:value-type="currency" office:currency="AUD" office:value="0.2" calcext:value-type="currency">
            <text:p>$0.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w terminal 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ain voltage Screw Terminal</text:p>
          </table:table-cell>
          <table:table-cell office:value-type="currency" office:currency="AUD" office:value="0.3" calcext:value-type="currency">
            <text:p>$0.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w terminal 3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Temperature</text:p>
          </table:table-cell>
          <table:table-cell office:value-type="currency" office:currency="AUD" office:value="0.3" calcext:value-type="currency">
            <text:p>$0.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w terminal 2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12VAC Screw Terminal</text:p>
          </table:table-cell>
          <table:table-cell office:value-type="currency" office:currency="AUD" office:value="0.2" calcext:value-type="currency">
            <text:p>$0.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w terminal 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LED connector</text:p>
          </table:table-cell>
          <table:table-cell office:value-type="currency" office:currency="AUD" office:value="0.3" calcext:value-type="currency">
            <text:p>$0.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B connector type B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USB_B</text:p>
          </table:table-cell>
          <table:table-cell office:value-type="currency" office:currency="AUD" office:value="3" calcext:value-type="currency">
            <text:p>$3.00</text:p>
          </table:table-cell>
          <table:table-cell office:value-type="string" calcext:value-type="string">
            <text:p>guess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nductor cor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T130-26 toroid</text:p>
          </table:table-cell>
          <table:table-cell office:value-type="currency" office:currency="AUD" office:value="4" calcext:value-type="currency">
            <text:p>$4.00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nductor winding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70g magnet wire 1mm diameter</text:p>
          </table:table-cell>
          <table:table-cell office:value-type="currency" office:currency="AUD" office:value="10" calcext:value-type="currency">
            <text:p>$1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IRF4905</text:p>
          </table:table-cell>
          <table:table-cell office:value-type="currency" office:currency="AUD" office:value="0.6" calcext:value-type="currency">
            <text:p>$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IRF4905</text:p>
          </table:table-cell>
          <table:table-cell office:value-type="currency" office:currency="AUD" office:value="0.6" calcext:value-type="currency">
            <text:p>$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IRF4905</text:p>
          </table:table-cell>
          <table:table-cell office:value-type="currency" office:currency="AUD" office:value="0.6" calcext:value-type="currency">
            <text:p>$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IRF4905</text:p>
          </table:table-cell>
          <table:table-cell office:value-type="currency" office:currency="AUD" office:value="0.6" calcext:value-type="currency">
            <text:p>$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IRF4905</text:p>
          </table:table-cell>
          <table:table-cell office:value-type="currency" office:currency="AUD" office:value="0.6" calcext:value-type="currency">
            <text:p>$0.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JT NPN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2N3904</text:p>
          </table:table-cell>
          <table:table-cell office:value-type="currency" office:currency="AUD" office:value="0.05" calcext:value-type="currency">
            <text:p>$0.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JT NPN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2N3904</text:p>
          </table:table-cell>
          <table:table-cell office:value-type="currency" office:currency="AUD" office:value="0.05" calcext:value-type="currency">
            <text:p>$0.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JT NPN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2N3904</text:p>
          </table:table-cell>
          <table:table-cell office:value-type="currency" office:currency="AUD" office:value="0.05" calcext:value-type="currency">
            <text:p>$0.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JT NPN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2N3904</text:p>
          </table:table-cell>
          <table:table-cell office:value-type="currency" office:currency="AUD" office:value="0.05" calcext:value-type="currency">
            <text:p>$0.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mperature sensor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DS18B20</text:p>
          </table:table-cell>
          <table:table-cell office:value-type="currency" office:currency="AUD" office:value="2" calcext:value-type="currency">
            <text:p>$2.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DS18B20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CS712module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R2110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IR2110</text:p>
          </table:table-cell>
          <table:table-cell office:value-type="currency" office:currency="AUD" office:value="0.5" calcext:value-type="currency">
            <text:p>$0.5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ushbutton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Backlight control</text:p>
          </table:table-cell>
          <table:table-cell office:value-type="currency" office:currency="AUD" office:value="0.3" calcext:value-type="currency">
            <text:p>$0.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ushbutton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RESET</text:p>
          </table:table-cell>
          <table:table-cell office:value-type="currency" office:currency="AUD" office:value="0.3" calcext:value-type="currency">
            <text:p>$0.3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ACS712module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DS1307_RTC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MP2307_DC-DC_module</text:p>
          </table:table-cell>
          <table:table-cell office:value-type="currency" office:currency="AUD" office:value="1" calcext:value-type="currency">
            <text:p>$1.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LCDSerial2004</text:p>
          </table:table-cell>
          <table:table-cell table:style-name="ce3" office:value-type="currency" office:currency="AUD" office:value="6" calcext:value-type="currency">
            <text:p>$6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TMEGA328-PU</text:p>
          </table:table-cell>
          <table:table-cell table:style-name="ce4" office:value-type="currency" office:currency="AUD" office:value="3" calcext:value-type="currency">
            <text:p>$3.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D_Micro_5V</text:p>
          </table:table-cell>
          <table:table-cell office:value-type="currency" office:currency="AUD" office:value="2" calcext:value-type="currency">
            <text:p>$2.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4</text:p>
          </table:table-cell>
          <table:table-cell table:style-name="ce1" office:value-type="float" office:value="180" calcext:value-type="float">
            <text:p>180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5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5R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5R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47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10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47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8</text:p>
          </table:table-cell>
          <table:table-cell table:style-name="ce1" office:value-type="float" office:value="470" calcext:value-type="float">
            <text:p>470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9</text:p>
          </table:table-cell>
          <table:table-cell table:style-name="ce1" office:value-type="float" office:value="470" calcext:value-type="float">
            <text:p>470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1</text:p>
          </table:table-cell>
          <table:table-cell table:style-name="ce1" office:value-type="float" office:value="220" calcext:value-type="float">
            <text:p>220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2</text:p>
          </table:table-cell>
          <table:table-cell table:style-name="ce1" office:value-type="float" office:value="220" calcext:value-type="float">
            <text:p>220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_FLA_+12V_120AH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currency" office:currency="AUD" office:value="0.2" calcext:value-type="currency">
            <text:p>$0.2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ains Transformer</text:p>
          </table:table-cell>
          <table:table-cell office:value-type="currency" office:currency="AUD" office:value="20" calcext:value-type="currency">
            <text:p>$20.0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ire &amp; hardware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rototype circuit board</text:p>
          </table:table-cell>
          <table:table-cell table:number-columns-repeated="2"/>
          <table:table-cell office:value-type="currency" office:currency="AUD" office:value="2" calcext:value-type="currency">
            <text:p>$2.0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nclosure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SUM([.E3:.E94])" office:value-type="currency" office:currency="AUD" office:value="75.82" calcext:value-type="currency">
            <text:p>$75.82</text:p>
          </table:table-cell>
          <table:table-cell/>
        </table:table-row>
        <table:table-row table:style-name="ro1" table:number-rows-repeated="104848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async_BOM.A1:async_BOM.D91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4">00/00/0000</text:date>, <text:time style:data-style-name="N2" text:time-value="13:54:51.615320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4T13:57:48.028405932</dc:date>
    <meta:editing-duration>PT3M57S</meta:editing-duration>
    <meta:editing-cycles>2</meta:editing-cycles>
    <meta:generator>LibreOffice/5.4.6.2$Linux_X86_64 LibreOffice_project/40m0$Build-2</meta:generator>
    <meta:document-statistic meta:table-count="1" meta:cell-count="462" meta:object-count="0"/>
  </office:meta>
</office:document-meta>
</file>